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Daniel Martín Serrano <text:s/>(LegenDanny24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aura oliva maza</dc:creator>
    <meta:creation-date>2017-03-02T13:10:56Z</meta:creation-date>
    <dc:date>2017-03-02T12:20:27Z</dc:dat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</office:meta>
</office:document-meta>
</file>